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199.86mm" svg:y="33.46mm">
            <draw:object draw:notify-on-update-of-ranges="Sheet1.A2:Sheet1.A8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extrapolate for fineness ratio</text:p>
          </table:table-cell>
          <table:table-cell office:value-type="string" calcext:value-type="string">
            <text:p>stagnation cd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table:formula="of:=[.D2]*([.B2]/[.D2])^[.$G$2]" office:value-type="float" office:value="0.183712521407046" calcext:value-type="float">
            <text:p>0.183712521407046</text:p>
          </table:table-cell>
          <table:table-cell table:formula="of:=0.85*(1.84-0.76/[.A2]^2 +0.166/[.A2]^4+0.035/[.A2]^6)" office:value-type="float" office:value="1.19339801418896" calcext:value-type="float">
            <text:p>1.19339801418896</text:p>
          </table:table-cell>
          <table:table-cell table:number-columns-repeated="2"/>
          <table:table-cell table:formula="of:=LN(15/7.62+1)/LN(4)" office:value-type="float" office:value="0.784868013248249" calcext:value-type="float">
            <text:p>0.78486801324824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128" calcext:value-type="float">
            <text:p>0.128</text:p>
          </table:table-cell>
          <table:table-cell table:formula="of:=[.D3]*([.B3]/[.D3])^[.$G$2]" office:value-type="float" office:value="0.207759730228518" calcext:value-type="float">
            <text:p>0.207759730228518</text:p>
          </table:table-cell>
          <table:table-cell table:formula="of:=0.85*(1.84-0.76/[.A3]^2 +0.166/[.A3]^4+0.035/[.A3]^6)" office:value-type="float" office:value="1.216153344" calcext:value-type="float">
            <text:p>1.216153344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4" calcext:value-type="float">
            <text:p>0.14</text:p>
          </table:table-cell>
          <table:table-cell table:formula="of:=[.D4]*([.B4]/[.D4])^[.$G$2]" office:value-type="float" office:value="0.223727258294702" calcext:value-type="float">
            <text:p>0.223727258294702</text:p>
          </table:table-cell>
          <table:table-cell table:formula="of:=0.85*(1.84-0.76/[.A4]^2 +0.166/[.A4]^4+0.035/[.A4]^6)" office:value-type="float" office:value="1.23731800367489" calcext:value-type="float">
            <text:p>1.23731800367489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48" calcext:value-type="float">
            <text:p>0.148</text:p>
          </table:table-cell>
          <table:table-cell table:formula="of:=[.D5]*([.B5]/[.D5])^[.$G$2]" office:value-type="float" office:value="0.23521774414553" calcext:value-type="float">
            <text:p>0.23521774414553</text:p>
          </table:table-cell>
          <table:table-cell table:formula="of:=0.85*(1.84-0.76/[.A5]^2 +0.166/[.A5]^4+0.035/[.A5]^6)" office:value-type="float" office:value="1.2750887576605" calcext:value-type="float">
            <text:p>1.2750887576605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52" calcext:value-type="float">
            <text:p>0.152</text:p>
          </table:table-cell>
          <table:table-cell table:formula="of:=[.D6]*([.B6]/[.D6])^[.$G$2]" office:value-type="float" office:value="0.242575766103703" calcext:value-type="float">
            <text:p>0.242575766103703</text:p>
          </table:table-cell>
          <table:table-cell table:formula="of:=0.85*(1.84-0.76/[.A6]^2 +0.166/[.A6]^4+0.035/[.A6]^6)" office:value-type="float" office:value="1.33495963954926" calcext:value-type="float">
            <text:p>1.334959639549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9" calcext:value-type="float">
            <text:p>0.159</text:p>
          </table:table-cell>
          <table:table-cell table:formula="of:=[.D7]*([.B7]/[.D7])^[.$G$2]" office:value-type="float" office:value="0.254344331511132" calcext:value-type="float">
            <text:p>0.254344331511132</text:p>
          </table:table-cell>
          <table:table-cell table:formula="of:=0.85*(1.84-0.76/[.A7]^2 +0.166/[.A7]^4+0.035/[.A7]^6)" office:value-type="float" office:value="1.41178359375" calcext:value-type="float">
            <text:p>1.41178359375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162" calcext:value-type="float">
            <text:p>0.162</text:p>
          </table:table-cell>
          <table:table-cell table:formula="of:=[.D8]*([.B8]/[.D8])^[.$G$2]" office:value-type="float" office:value="0.259831177636774" calcext:value-type="float">
            <text:p>0.259831177636774</text:p>
          </table:table-cell>
          <table:table-cell table:formula="of:=0.85*(1.84-0.76/[.A8]^2 +0.166/[.A8]^4+0.035/[.A8]^6)" office:value-type="float" office:value="1.45625576685943" calcext:value-type="float">
            <text:p>1.45625576685943</text:p>
          </table:table-cell>
          <table:table-cell table:number-columns-repeated="3"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float" office:value="1.21" calcext:value-type="float">
            <text:p>1.21</text:p>
          </table:table-cell>
          <table:table-cell table:formula="of:=[.C2]+([.C3]-[.C2])/5" office:value-type="float" office:value="0.18852196317134" calcext:value-type="float">
            <text:p>0.18852196317134</text:p>
          </table:table-cell>
          <table:table-cell table:formula="of:=([.B17]-[.C2])/0.01" office:value-type="float" office:value="0.480944176429451" calcext:value-type="float">
            <text:p>0.480944176429451</text:p>
          </table:table-cell>
          <table:table-cell table:formula="of:=[.C17]/[.D18]" office:value-type="float" office:value="2.61791723691952" calcext:value-type="float">
            <text:p>2.61791723691952</text:p>
          </table:table-cell>
          <table:table-cell office:value-type="string" calcext:value-type="string">
            <text:p>b</text:p>
          </table:table-cell>
          <table:table-cell table:formula="of:=-0.05" office:value-type="float" office:value="-0.05" calcext:value-type="float">
            <text:p>-0.05</text:p>
          </table:table-cell>
          <table:table-cell office:value-type="string" calcext:value-type="string">
            <text:p>sinphi</text:p>
          </table:table-cell>
        </table:table-row>
        <table:table-row table:style-name="ro1">
          <table:table-cell table:number-columns-repeated="3"/>
          <table:table-cell table:formula="of:=[.C2]" office:value-type="float" office:value="0.183712521407046" calcext:value-type="float">
            <text:p>0.183712521407046</text:p>
          </table:table-cell>
          <table:table-cell office:value-type="string" calcext:value-type="string">
            <text:p>a</text:p>
          </table:table-cell>
          <table:table-cell table:formula="of:=[.C2]-[.G18]^2" office:value-type="float" office:value="-14.332387478593" calcext:value-type="float">
            <text:p>-14.332387478593</text:p>
          </table:table-cell>
          <table:table-cell office:value-type="float" office:value="-3.81" calcext:value-type="float">
            <text:p>-3.8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ulator</text:p>
          </table:table-cell>
          <table:table-cell table:number-columns-repeated="6"/>
        </table:table-row>
        <table:table-row table:style-name="ro1">
          <table:table-cell office:value-type="float" office:value="0.19207" calcext:value-type="float">
            <text:p>0.19207</text:p>
          </table:table-cell>
          <table:table-cell table:formula="of:=[.$A$21]*[.D21]^[.$A$22]" office:value-type="float" office:value="0.14595196127697" calcext:value-type="float">
            <text:p>0.1459519612769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D$18]*[.D21]^[.$D$17]" office:value-type="float" office:value="0.029927272860237" calcext:value-type="float">
            <text:p>0.029927272860237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0.3961386" calcext:value-type="float">
            <text:p>0.3961386</text:p>
          </table:table-cell>
          <table:table-cell table:formula="of:=[.$A$21]*[.D22]^[.$A$22]" office:value-type="float" office:value="0.191306826948502" calcext:value-type="float">
            <text:p>0.191306826948502</text:p>
          </table:table-cell>
          <table:table-cell/>
          <table:table-cell office:value-type="float" office:value="0.99" calcext:value-type="float">
            <text:p>0.99</text:p>
          </table:table-cell>
          <table:table-cell table:formula="of:=[.$D$18]*[.D22]^[.$D$17]" office:value-type="float" office:value="0.178941905823206" calcext:value-type="float">
            <text:p>0.178941905823206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.21" calcext:value-type="float">
            <text:p>1.21</text:p>
          </table:table-cell>
          <table:table-cell table:formula="of:=[.B2]+([.B3]-[.B2])/5" office:value-type="float" office:value="0.1136" calcext:value-type="float">
            <text:p>0.1136</text:p>
          </table:table-cell>
          <table:table-cell table:formula="of:=([.B26]-[.B2])/0.01" office:value-type="float" office:value="0.360000000000001" calcext:value-type="float">
            <text:p>0.360000000000001</text:p>
          </table:table-cell>
          <table:table-cell table:formula="of:=[.C26]/[.D27]" office:value-type="float" office:value="3.27272727272728" calcext:value-type="float">
            <text:p>3.27272727272728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]" office:value-type="float" office:value="0.11" calcext:value-type="float">
            <text:p>0.1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formula="of:=[.$D$27]*[.D30]^[.$D$26]" office:value-type="float" office:value="0.0113816075984161" calcext:value-type="float">
            <text:p>0.0113816075984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9" calcext:value-type="float">
            <text:p>0.99</text:p>
          </table:table-cell>
          <table:table-cell table:formula="of:=[.$D$27]*[.D31]^[.$D$26]" office:value-type="float" office:value="0.106440735655695" calcext:value-type="float">
            <text:p>0.106440735655695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formula="of:=[.C2]" office:value-type="float" office:value="0.183712521407046" calcext:value-type="float">
            <text:p>0.18371252140704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B$36]*[.D36]^[.$B$37]" office:value-type="float" office:value="0.0637846573746256" calcext:value-type="float">
            <text:p>0.063784657374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formula="of:=LOG(0.08/[.$C$2]; 0.58)" office:value-type="float" office:value="1.52616861240594" calcext:value-type="float">
            <text:p>1.52616861240594</text:p>
          </table:table-cell>
          <table:table-cell/>
          <table:table-cell office:value-type="float" office:value="0.99" calcext:value-type="float">
            <text:p>0.99</text:p>
          </table:table-cell>
          <table:table-cell table:formula="of:=[.$B$36]*[.D37]^[.$B$37]" office:value-type="float" office:value="0.180916146521769" calcext:value-type="float">
            <text:p>0.180916146521769</text:p>
          </table:table-cell>
          <table:table-cell table:number-columns-repeated="2"/>
        </table:table-row>
        <table:table-row table:style-name="ro1">
          <table:table-cell/>
          <table:table-cell table:formula="of:=LOG(0.15/[.$C$2]; 0.99)" office:value-type="float" office:value="20.1721475795874" calcext:value-type="float">
            <text:p>20.1721475795874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$B$36]*[.D38]^[.$B$37]" office:value-type="float" office:value="0.0182206930949269" calcext:value-type="float">
            <text:p>0.0182206930949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table:formula="of:=[.$B$36]*[.D39]^[.$B$37]" office:value-type="float" office:value="0.033830611316073" calcext:value-type="float">
            <text:p>0.0338306113160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6" calcext:value-type="float">
            <text:p>0.76</text:p>
          </table:table-cell>
          <table:table-cell table:formula="of:=[.$B$36]*[.D40]^[.$B$37]" office:value-type="float" office:value="0.120848204787828" calcext:value-type="float">
            <text:p>0.120848204787828</text:p>
          </table:table-cell>
          <table:table-cell/>
          <table:table-cell office:value-type="float" office:value="0.11" calcext:value-type="float">
            <text:p>0.11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table:number-columns-repeated="5"/>
        </table:table-row>
        <table:table-row table:style-name="ro1">
          <table:table-cell/>
          <table:table-cell table:formula="of:=LOG(0.08/[.$B$2]; 0.58)" office:value-type="float" office:value="0.584611426555556" calcext:value-type="float">
            <text:p>0.584611426555556</text:p>
          </table:table-cell>
          <table:table-cell table:number-columns-repeated="5"/>
        </table:table-row>
        <table:table-row table:style-name="ro1">
          <table:table-cell/>
          <table:table-cell table:formula="of:=LOG(0.15/[.$B$2]; 0.99)" office:value-type="float" office:value="-30.8601556032363" calcext:value-type="float">
            <text:p>-30.860155603236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2:05:32.819923460</meta:creation-date>
    <dc:date>2019-10-23T14:31:47.246236397</dc:date>
    <meta:editing-duration>PT2H5M47S</meta:editing-duration>
    <meta:editing-cycles>13</meta:editing-cycles>
    <meta:generator>LibreOffice/6.0.7.3$Linux_X86_64 LibreOffice_project/00m0$Build-3</meta:generator>
    <meta:document-statistic meta:table-count="1" meta:cell-count="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2:Sheet1.A8 Sheet1.C2:Sheet1.C8" svg:x="0.319cm" svg:y="0.18cm" svg:width="12.508cm" svg:height="8.646cm">
          <chartooo:coordinate-region svg:x="1.231cm" svg:y="0.38cm" svg:width="11.35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" chart:class="chart:scatter">
            <chart:domain table:cell-range-address="Sheet1.A2:Sheet1.A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Sheet1.A2:Sheet1.A8</svg:desc>
                </draw:g>
              </table:table-cell>
              <table:table-cell office:value-type="float" office:value="0.183712521407046">
                <text:p>0.183712521407046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207759730228518">
                <text:p>0.207759730228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0.223727258294702">
                <text:p>0.223727258294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">
                <text:p>1.4</text:p>
              </table:table-cell>
              <table:table-cell office:value-type="float" office:value="0.23521774414553">
                <text:p>0.23521774414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242575766103703">
                <text:p>0.242575766103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254344331511132">
                <text:p>0.2543443315111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">
                <text:p>2.4</text:p>
              </table:table-cell>
              <table:table-cell office:value-type="float" office:value="0.259831177636774">
                <text:p>0.259831177636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